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01.29pt" svg:y="2.32pt">
            <draw:object draw:notify-on-update-of-ranges="Sheet1.A1:Sheet1.A553 Sheet1.B1:Sheet1.B5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96" calcext:value-type="float">
            <text:p>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6T01:55:45.150000000</meta:creation-date>
    <dc:date>2020-07-16T05:08:14.438000000</dc:date>
    <meta:editing-duration>PT12M4S</meta:editing-duration>
    <meta:editing-cycles>2</meta:editing-cycles>
    <meta:generator>LibreOffice/6.3.3.2$Windows_X86_64 LibreOffice_project/a64200df03143b798afd1ec74a12ab50359878ed</meta:generator>
    <meta:document-statistic meta:table-count="1" meta:cell-count="110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6cm" style:legend-expansion="high" chart:style-name="ch2"/>
        <chart:plot-area chart:style-name="ch3" table:cell-range-address="Sheet1.A1:Sheet1.B553" svg:x="0.32cm" svg:y="0.18cm" svg:width="12.481cm" svg:height="8.64cm">
          <chartooo:coordinate-region svg:x="1.347cm" svg:y="0.283cm" svg:width="11.454cm" svg:height="7.5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53" chart:class="chart:line">
            <chart:data-point chart:repeated="553"/>
          </chart:series>
          <chart:series chart:style-name="ch7" chart:values-cell-range-address="Sheet1.B1:Sheet1.B553" chart:class="chart:line">
            <chart:data-point chart:repeated="5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9">
                <text:p>239</text:p>
                <draw:g>
                  <svg:desc>Sheet1.A1:Sheet1.A553</svg:desc>
                </draw:g>
              </table:table-cell>
              <table:table-cell office:value-type="float" office:value="1013">
                <text:p>1013</text:p>
                <draw:g>
                  <svg:desc>Sheet1.B1:Sheet1.B5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1">
                <text:p>24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9">
                <text:p>23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9">
                <text:p>23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8">
                <text:p>23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9">
                <text:p>23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1">
                <text:p>24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3">
                <text:p>24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3">
                <text:p>25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6">
                <text:p>25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1">
                <text:p>26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8">
                <text:p>26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3">
                <text:p>27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7">
                <text:p>27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9">
                <text:p>27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3">
                <text:p>28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7">
                <text:p>28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1">
                <text:p>29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8">
                <text:p>29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2">
                <text:p>30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5">
                <text:p>30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7">
                <text:p>30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2">
                <text:p>31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0">
                <text:p>32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5">
                <text:p>32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4">
                <text:p>33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4">
                <text:p>35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0">
                <text:p>36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6">
                <text:p>36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4">
                <text:p>37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0">
                <text:p>38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6">
                <text:p>38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5">
                <text:p>39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0">
                <text:p>40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6">
                <text:p>406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3">
                <text:p>41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1">
                <text:p>42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6">
                <text:p>42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2">
                <text:p>43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9">
                <text:p>43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3">
                <text:p>44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7">
                <text:p>44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2">
                <text:p>45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4">
                <text:p>46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9">
                <text:p>469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6">
                <text:p>47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3">
                <text:p>48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4">
                <text:p>49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9">
                <text:p>49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2">
                <text:p>50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1">
                <text:p>51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7">
                <text:p>53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5">
                <text:p>545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3">
                <text:p>55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0">
                <text:p>56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7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9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8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3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7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6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3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6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33">
                <text:p>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41">
                <text:p>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75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4">
                <text:p>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9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04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1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19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6">
                <text:p>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35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9">
                <text:p>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4">
                <text:p>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7">
                <text:p>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3">
                <text:p>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59">
                <text:p>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68">
                <text:p>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74">
                <text:p>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1">
                <text:p>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85">
                <text:p>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3">
                <text:p>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6">
                <text:p>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1">
                <text:p>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10">
                <text:p>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16">
                <text:p>8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1">
                <text:p>8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29">
                <text:p>8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2">
                <text:p>8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35">
                <text:p>8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41">
                <text:p>8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43">
                <text:p>8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49">
                <text:p>8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53">
                <text:p>8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7">
                <text:p>8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62">
                <text:p>8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8">
                <text:p>8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72">
                <text:p>8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77">
                <text:p>8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82">
                <text:p>8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7">
                <text:p>8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91">
                <text:p>8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9">
                <text:p>8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6">
                <text:p>90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11">
                <text:p>9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16">
                <text:p>9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21">
                <text:p>92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27">
                <text:p>9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37">
                <text:p>93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2">
                <text:p>94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3">
                <text:p>94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6">
                <text:p>94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7">
                <text:p>95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59">
                <text:p>95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60">
                <text:p>9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61">
                <text:p>96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71">
                <text:p>97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76">
                <text:p>97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8">
                <text:p>97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1">
                <text:p>98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88">
                <text:p>98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94">
                <text:p>99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98">
                <text:p>99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9">
                <text:p>100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12">
                <text:p>101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13">
                <text:p>101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13">
                <text:p>101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13">
                <text:p>101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3">
                <text:p>10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13">
                <text:p>101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13">
                <text:p>10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13">
                <text:p>101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13">
                <text:p>101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3">
                <text:p>101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13">
                <text:p>101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13">
                <text:p>101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3">
                <text:p>101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13">
                <text:p>101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3">
                <text:p>101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3">
                <text:p>10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3">
                <text:p>101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3">
                <text:p>101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3">
                <text:p>101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13">
                <text:p>101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13">
                <text:p>101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13">
                <text:p>101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13">
                <text:p>101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13">
                <text:p>101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13">
                <text:p>101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13">
                <text:p>101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13">
                <text:p>101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13">
                <text:p>101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13">
                <text:p>101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3">
                <text:p>101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13">
                <text:p>101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13">
                <text:p>101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13">
                <text:p>101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13">
                <text:p>101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3">
                <text:p>101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13">
                <text:p>101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4">
                <text:p>37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8">
                <text:p>37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6">
                <text:p>37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6">
                <text:p>49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7">
                <text:p>41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93">
                <text:p>5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44">
                <text:p>44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8">
                <text:p>608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8">
                <text:p>44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49">
                <text:p>54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9">
                <text:p>419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5">
                <text:p>43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5">
                <text:p>47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5">
                <text:p>45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5">
                <text:p>61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6">
                <text:p>48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0">
                <text:p>25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">
                <text:p>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">
                <text:p>12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">
                <text:p>18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">
                <text:p>2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">
                <text:p>2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">
                <text:p>32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">
                <text:p>36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3">
                <text:p>43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8">
                <text:p>4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3">
                <text:p>53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9">
                <text:p>59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">
                <text:p>6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7">
                <text:p>67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1">
                <text:p>71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">
                <text:p>7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1">
                <text:p>81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6">
                <text:p>8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2">
                <text:p>92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9">
                <text:p>99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3">
                <text:p>10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9">
                <text:p>109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4">
                <text:p>114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3">
                <text:p>1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6">
                <text:p>12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8">
                <text:p>12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0">
                <text:p>13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8">
                <text:p>13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8">
                <text:p>14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4">
                <text:p>15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5">
                <text:p>155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8">
                <text:p>15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1">
                <text:p>17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5">
                <text:p>175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8">
                <text:p>17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9">
                <text:p>17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1">
                <text:p>18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4">
                <text:p>18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5">
                <text:p>185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8">
                <text:p>18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2">
                <text:p>192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5">
                <text:p>195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9">
                <text:p>19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0">
                <text:p>20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4">
                <text:p>20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8">
                <text:p>20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3">
                <text:p>21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0">
                <text:p>22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5">
                <text:p>225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9">
                <text:p>22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4">
                <text:p>23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4">
                <text:p>24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4">
                <text:p>25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62">
                <text:p>262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9">
                <text:p>26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5">
                <text:p>275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9">
                <text:p>27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2">
                <text:p>282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7">
                <text:p>28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0">
                <text:p>29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7">
                <text:p>29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3">
                <text:p>30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5">
                <text:p>30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10">
                <text:p>31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19">
                <text:p>31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3">
                <text:p>33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9">
                <text:p>33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9">
                <text:p>35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7">
                <text:p>36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5">
                <text:p>37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2">
                <text:p>38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3">
                <text:p>39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8">
                <text:p>39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6">
                <text:p>40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3">
                <text:p>41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19">
                <text:p>41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8">
                <text:p>42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32">
                <text:p>43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9">
                <text:p>43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44">
                <text:p>44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49">
                <text:p>44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64">
                <text:p>46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0">
                <text:p>47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78">
                <text:p>47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89">
                <text:p>489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8">
                <text:p>49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01">
                <text:p>50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10">
                <text:p>51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4">
                <text:p>52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38">
                <text:p>53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44">
                <text:p>54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56">
                <text:p>55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63">
                <text:p>56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2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82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92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07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13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28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35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45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56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63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86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93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6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12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21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27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36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53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56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63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72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77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86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93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96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02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1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19">
                <text:p>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7">
                <text:p>8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2">
                <text:p>8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36">
                <text:p>8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42">
                <text:p>8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49">
                <text:p>8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54">
                <text:p>8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61">
                <text:p>8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68">
                <text:p>8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74">
                <text:p>8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78">
                <text:p>8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83">
                <text:p>8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89">
                <text:p>8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96">
                <text:p>8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99">
                <text:p>8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5">
                <text:p>9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11">
                <text:p>9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15">
                <text:p>9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20">
                <text:p>9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26">
                <text:p>9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8">
                <text:p>93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42">
                <text:p>94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48">
                <text:p>94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58">
                <text:p>9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60">
                <text:p>9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69">
                <text:p>96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77">
                <text:p>97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81">
                <text:p>98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89">
                <text:p>98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95">
                <text:p>99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07">
                <text:p>100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12">
                <text:p>101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13">
                <text:p>101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13">
                <text:p>101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13">
                <text:p>101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13">
                <text:p>10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13">
                <text:p>101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13">
                <text:p>101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13">
                <text:p>101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13">
                <text:p>101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13">
                <text:p>101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13">
                <text:p>101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13">
                <text:p>101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13">
                <text:p>101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13">
                <text:p>101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13">
                <text:p>101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13">
                <text:p>101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13">
                <text:p>101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13">
                <text:p>101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13">
                <text:p>101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13">
                <text:p>101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13">
                <text:p>101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13">
                <text:p>101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13">
                <text:p>101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13">
                <text:p>101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13">
                <text:p>10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13">
                <text:p>101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13">
                <text:p>101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13">
                <text:p>101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13">
                <text:p>101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13">
                <text:p>101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13">
                <text:p>101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13">
                <text:p>101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13">
                <text:p>101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13">
                <text:p>101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13">
                <text:p>101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72">
                <text:p>37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92">
                <text:p>39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33">
                <text:p>43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25">
                <text:p>42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68">
                <text:p>46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39">
                <text:p>43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69">
                <text:p>46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33">
                <text:p>43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43">
                <text:p>44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7">
                <text:p>42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39">
                <text:p>43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78">
                <text:p>47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72">
                <text:p>47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15">
                <text:p>51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5">
                <text:p>48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20">
                <text:p>52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85">
                <text:p>48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09">
                <text:p>30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">
                <text:p>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">
                <text:p>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">
                <text:p>1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">
                <text:p>19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3">
                <text:p>23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1">
                <text:p>31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5">
                <text:p>3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1">
                <text:p>41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7">
                <text:p>47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">
                <text:p>53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0">
                <text:p>60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">
                <text:p>63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7">
                <text:p>6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2">
                <text:p>7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9">
                <text:p>79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4">
                <text:p>84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7">
                <text:p>87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3">
                <text:p>93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1">
                <text:p>10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5">
                <text:p>10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">
                <text:p>11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7">
                <text:p>117</text:p>
              </table:table-cell>
              <table:table-cell office:value-type="float" office:value="996">
                <text:p>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